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imes New Roman'" style:font-family-generic="roman" style:font-pitch="variable" fo:font-size="58pt" fo:font-weight="bold"/>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54pt" fo:font-weight="bold" style:font-size-asian="54pt" style:font-size-complex="54pt"/>
    </style:style>
    <style:style style:name="T2" style:family="text">
      <style:text-properties fo:color="#ffffff" fo:font-family="'Times New Roman'" style:font-family-generic="roman" style:font-pitch="variable" fo:font-size="54pt" fo:font-style="normal" fo:font-weight="bold" style:font-size-asian="54pt" style:font-size-complex="54pt"/>
    </style:style>
    <style:style style:name="T3" style:family="text">
      <style:text-properties fo:color="#ffffff" fo:font-family="'Times New Roman'" style:font-family-generic="roman" style:font-pitch="variable" fo:font-size="54pt" fo:language="de" fo:country="DE" fo:font-style="normal" fo:font-weight="bold" style:font-size-asian="54pt" style:font-size-complex="5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Ty Panie dałeś życie mi</text:span><text:span text:style-name="T1"><text:line-break/></text:span><text:span text:style-name="T1">i</text:span><text:span text:style-name="T2"> łaską swą obdarzasz mnie.</text:span><text:span text:style-name="T2"><text:line-break/></text:span><text:span text:style-name="T2">Ty pokonałeś zło,</text:span><text:span text:style-name="T2"><text:line-break/></text:span><text:span text:style-name="T2">Ty pokonałeś grzech i śmierć.</text:span><text:span text:style-name="T2"><text:line-break/></text:span><text:span text:style-name="T2">Ty darzysz mnie miłością swą,</text:span><text:span text:style-name="T2"><text:line-break/></text:span><text:span text:style-name="T2">Prostujesz każdą ścieżkę złą.</text:span><text:span text:style-name="T2"><text:line-break/></text:span><text:span text:style-name="T2">Ty pokochałeś mnie,</text:span><text:span text:style-name="T2"><text:line-break/></text:span><text:span text:style-name="T2">Ty, Panie kochasz,</text:span><text:span text:style-name="T2"><text:line-break/></text:span><text:span text:style-name="T2">kochasz mnie.</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Jezu mój – Jezu mój,</text:span><text:span text:style-name="T1"><text:line-break/></text:span><text:span text:style-name="T2">chcę wywyższać Imię Twe</text:span><text:span text:style-name="T2"><text:line-break/></text:span><text:span text:style-name="T2">Boś Ty dobrym Bogiem jest,</text:span><text:span text:style-name="T2"><text:line-break/></text:span><text:span text:style-name="T3">Boś wspaniałym</text:span><text:span text:style-name="T3"><text:line-break/></text:span><text:span text:style-name="T3">Panem jest /x2</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lyt-slajdy-title" style:family="presentation">
      <style:graphic-properties draw:stroke="none" draw:fill="none" draw:textarea-vertical-align="middle">
        <text:list-style style:name="lyt-slajd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style:name="lyt-slajd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8$Build-9364</meta:generator>
    <meta:initial-creator>Maciej Wojtowicz</meta:initial-creator>
    <meta:creation-date>2006-03-21T18:34:06</meta:creation-date>
    <dc:date>2012-08-28T20:18:41</dc:date>
    <dc:language>en-US</dc:language>
    <meta:editing-cycles>11</meta:editing-cycles>
    <meta:editing-duration>PT48M10S</meta:editing-duration>
    <meta:user-defined meta:name="Info 1"/>
    <meta:user-defined meta:name="Info 2"/>
    <meta:user-defined meta:name="Info 3"/>
    <meta:user-defined meta:name="Info 4"/>
    <meta:document-statistic meta:object-count="21"/>
  </office:meta>
</office:document-meta>
</file>